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4.0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54pt" style:font-size-asian="54pt" style:font-size-complex="5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1020" table:default-cell-style-name="ce2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3:49:26.771061311</meta:creation-date>
    <dc:date>2023-09-24T13:54:35.932369987</dc:date>
    <meta:editing-duration>PT5M10S</meta:editing-duration>
    <meta:editing-cycles>2</meta:editing-cycles>
    <meta:generator>LibreOffice/7.3.7.2$Linux_X86_64 LibreOffice_project/30$Build-2</meta:generator>
    <meta:document-statistic meta:table-count="1" meta:cell-count="16" meta:object-count="0"/>
  </office:meta>
</office:document-meta>
</file>